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Symbol" svg:font-family="Symbol"/>
    <style:font-face style:font-pitch="variable" style:name="Wingdings" svg:font-family="Wingdings"/>
    <style:font-face style:font-pitch="variable" style:name="Wingdings 2" svg:font-family="'Wingdings 2'"/>
    <style:font-face style:font-family-generic="swiss" style:name="FreeSans1" svg:font-family="FreeSans"/>
    <style:font-face style:font-pitch="variable" style:name="Calibri" svg:font-family="Calibri"/>
    <style:font-face style:font-pitch="variable" style:name="Courier New" svg:font-family="'Courier New'"/>
    <style:font-face style:font-pitch="variable" style:name="Lucida Grande" svg:font-family="'Lucida Grande'"/>
    <style:font-face style:font-pitch="variable" style:name="Tahoma" svg:font-family="Tahoma"/>
    <style:font-face style:font-pitch="variable" style:name="Verdana" svg:font-family="Verdana"/>
    <style:font-face style:font-pitch="variable" style:name="ＭＳ Ｐゴシック" svg:font-family="'\uFF2D\uFF33 \uFF30\u30B4\u30B7\u30C3\u30AF'"/>
    <style:font-face style:font-family-generic="roman" style:font-pitch="variable" style:name="Times New Roman" svg:font-family="'Times New Roman'"/>
    <style:font-face style:font-family-generic="roman" style:font-pitch="variable" style:name="Tinos" svg:font-family="Tinos"/>
    <style:font-face style:font-family-generic="swiss" style:font-pitch="variable" style:name="Arial" svg:font-family="Arial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Calibri" svg:font-family="Calibri" svg:panose-1="2 15 5 2 2 2 4 3 2 4"/>
    <style:font-face style:font-family-generic="swiss" style:font-pitch="variable" style:name="Verdana" svg:font-family="Verdana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modern" style:font-pitch="fixed" style:name="Courier New" svg:font-family="Courier New"/>
  </office:font-face-decls>
  <office:automatic-styles>
    <style:style style:family="paragraph" style:name="ad39f9a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 fo:background-color="#ffff00" fo:color="#000000"/>
    </style:style>
    <style:style style:family="table-cell" style:name="a56654e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87e5d9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f6a9ff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a646df">
      <style:table-row-properties style:row-height="10.16mm"/>
    </style:style>
    <style:style style:family="paragraph" style:name="a0982f8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 fo:background-color="#ffff00" fo:color="#000000"/>
    </style:style>
    <style:style style:family="table-cell" style:name="a77d525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8aa8c6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2d1476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9930fb">
      <style:table-row-properties style:row-height="10.16mm"/>
    </style:style>
    <style:style style:family="text" style:name="aaca2e6">
      <style:text-properties fo:color="#808080" style:font-name-complex="Arial"/>
    </style:style>
    <style:style style:family="paragraph" style:name="a66a95c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7ef957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7a87bc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8d0286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8256bd">
      <style:table-row-properties style:row-height="10.16mm"/>
    </style:style>
    <style:style style:family="text" style:name="adced36">
      <style:text-properties fo:color="#808080" style:font-name-complex="Arial"/>
    </style:style>
    <style:style style:family="paragraph" style:name="a025b16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2a6f10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b30c17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faeb24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30e588">
      <style:table-row-properties style:row-height="10.16mm"/>
    </style:style>
    <style:style style:family="paragraph" style:name="aa3d844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style:font-name-complex="Arial"/>
    </style:style>
    <style:style style:family="table-cell" style:name="a2d1022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0f9891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616133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fbf4f9">
      <style:table-row-properties style:row-height="10.16mm"/>
    </style:style>
    <style:style style:family="text" style:name="ad08142">
      <style:text-properties fo:color="#000000" style:font-name-complex="Arial"/>
    </style:style>
    <style:style style:family="paragraph" style:name="afadc8c" style:parent-style-name="Standard">
      <style:paragraph-properties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06e4a9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db20ca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21e884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e8ed66">
      <style:table-row-properties style:row-height="10.16mm"/>
    </style:style>
    <style:style style:family="paragraph" style:name="ae31983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fo:country="US" fo:language="en"/>
    </style:style>
    <style:style style:family="table-cell" style:name="af5eb1e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5da958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849a98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3ea2dc">
      <style:table-row-properties style:row-height="10.16mm"/>
    </style:style>
    <style:style style:family="paragraph" style:name="a2abd74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fo:country="US" fo:language="en"/>
    </style:style>
    <style:style style:family="table-cell" style:name="afcc432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10d8f8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9e4980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da3f05">
      <style:table-row-properties style:row-height="10.16mm"/>
    </style:style>
    <style:style style:family="paragraph" style:name="a40a1ea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fo:country="US" fo:language="en"/>
    </style:style>
    <style:style style:family="table-cell" style:name="a9ed748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3b4405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875bbc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f2ddee">
      <style:table-row-properties style:row-height="10.16mm"/>
    </style:style>
    <style:style style:family="text" style:name="a0b2110">
      <style:text-properties fo:color="#000000" fo:country="US" fo:language="en"/>
    </style:style>
    <style:style style:family="paragraph" style:name="a2830a1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6d146e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754550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7995c1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8796db">
      <style:table-row-properties style:row-height="10.16mm"/>
    </style:style>
    <style:style style:family="paragraph" style:name="a717e72" style:parent-style-name="Tbl_20_Header">
      <style:paragraph-properties fo:text-align="left"/>
      <style:text-properties fo:font-style="normal" style:font-name="Calibri" style:font-name-complex="Calibri" style:font-style-asian="normal"/>
    </style:style>
    <style:style style:family="table-cell" style:name="a858095">
      <style:table-cell-properties fo:background-color="#6699cc"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table-row" style:name="aad3a37">
      <style:table-row-properties style:row-height="7.44mm"/>
    </style:style>
    <style:style style:family="table-column" style:name="a8c0707">
      <style:table-column-properties style:rel-column-width="75*"/>
    </style:style>
    <style:style style:family="table-column" style:name="aae987f">
      <style:table-column-properties style:rel-column-width="25*"/>
    </style:style>
    <style:style style:family="table" style:name="ab71e5b">
      <style:table-properties style:width="17.649cm" table:align="left"/>
    </style:style>
    <style:style style:family="graphic" style:name="ad62a7c" style:parent-style-name="Frame">
      <style:graphic-properties fo:background-color="#ffffff" fo:margin-left="3.18mm" fo:margin-right="3.18mm" style:horizontal-pos="from-left" style:horizontal-rel="page" style:vertical-pos="from-top" style:vertical-rel="paragraph" svg:x="22.05mm" svg:y="6.0mm"/>
    </style:style>
    <style:style style:family="paragraph" style:name="a252d95" style:parent-style-name="Standard">
      <style:paragraph-properties fo:margin-left="0.0mm" fo:margin-right="0.0mm" fo:text-indent="0.0mm"/>
    </style:style>
    <style:style style:family="paragraph" style:name="ab2dae3" style:parent-style-name="Heading_20_2">
      <style:paragraph-properties/>
    </style:style>
    <style:style style:family="text" style:name="a40702e">
      <style:text-properties fo:background-color="#ffff00" fo:font-style="italic" style:font-style-asian="italic"/>
    </style:style>
    <style:style style:family="text" style:name="ae1cf7a">
      <style:text-properties fo:background-color="#ffff00" fo:font-style="italic" style:font-name-asian="Calibri" style:font-name-complex="Calibri" style:font-style-asian="italic"/>
    </style:style>
    <style:style style:family="text" style:name="a4d0a11">
      <style:text-properties style:font-size-asian="9.0pt"/>
    </style:style>
    <style:style style:family="paragraph" style:name="a9da2d5" style:parent-style-name="Standard">
      <style:paragraph-properties fo:text-align="justify"/>
      <style:text-properties style:font-size-asian="9.0pt"/>
    </style:style>
    <style:style style:family="paragraph" style:name="a44acaf" style:parent-style-name="Standard">
      <style:paragraph-properties fo:margin-left="0.0mm" fo:margin-right="0.0mm" fo:text-align="justify" fo:text-indent="0.0mm"/>
    </style:style>
    <style:style style:family="text" style:name="af5e19f">
      <style:text-properties style:font-size-asian="9.0pt"/>
    </style:style>
    <style:style style:family="text" style:name="a1f4f6e">
      <style:text-properties fo:font-weight="bold" style:font-size-asian="9.0pt" style:font-weight-asian="bold"/>
    </style:style>
    <style:style style:family="text" style:name="aa4b111">
      <style:text-properties style:font-size-asian="9.0pt"/>
    </style:style>
    <style:style style:family="paragraph" style:name="af5cc6e" style:parent-style-name="Standard">
      <style:paragraph-properties fo:text-align="justify"/>
      <style:text-properties/>
    </style:style>
    <style:style style:family="paragraph" style:name="a9a014d" style:parent-style-name="Heading_20_2">
      <style:paragraph-properties/>
    </style:style>
    <style:style style:family="paragraph" style:name="adc8ddb" style:parent-style-name="Standard">
      <style:paragraph-properties fo:text-align="justify"/>
    </style:style>
    <style:style style:family="text" style:name="a2d67f9">
      <style:text-properties style:font-size-asian="9.0pt"/>
    </style:style>
    <style:style style:family="text" style:name="a82f874">
      <style:text-properties fo:background-color="#ffff00" style:font-size-asian="9.0pt"/>
    </style:style>
    <style:style style:family="paragraph" style:name="a58fd9e" style:parent-style-name="Standard">
      <style:paragraph-properties fo:text-align="justify"/>
      <style:text-properties/>
    </style:style>
    <style:style style:family="paragraph" style:name="a03105a" style:parent-style-name="Standard">
      <style:paragraph-properties fo:text-align="justify"/>
      <style:text-properties fo:background-color="#ffff00" style:font-size-asian="9.0pt"/>
    </style:style>
    <style:style style:family="paragraph" style:name="a9f5be0" style:parent-style-name="Heading_20_1">
      <style:paragraph-properties/>
    </style:style>
    <style:style style:family="paragraph" style:name="af032f3" style:parent-style-name="Standard">
      <style:paragraph-properties fo:text-align="right"/>
    </style:style>
    <style:style style:family="text" style:name="ae06a7e">
      <style:text-properties fo:background-color="#ffff00" fo:color="#595959" fo:font-weight="bold" style:font-size-asian="14.0pt" style:font-style-complex="italic" style:font-weight-asian="bold"/>
    </style:style>
    <style:style style:family="text" style:name="af32a35">
      <style:text-properties fo:font-weight="bold" style:font-weight-asian="bold"/>
    </style:style>
    <style:style style:family="paragraph" style:name="ad72077" style:parent-style-name="Standard">
      <style:paragraph-properties fo:text-align="right"/>
      <style:text-properties/>
    </style:style>
    <style:style style:family="text" style:name="a693294">
      <style:text-properties fo:font-weight="bold" style:font-weight-asian="bold"/>
    </style:style>
    <style:style style:family="text" style:name="a23e1d8">
      <style:text-properties fo:background-color="#ffff00" fo:font-weight="bold" style:font-weight-asian="bold"/>
    </style:style>
    <style:style style:family="text" style:name="a240e6c">
      <style:text-properties fo:font-weight="bold" style:font-weight-asian="bold"/>
    </style:style>
    <style:style style:family="paragraph" style:name="acaf1fa" style:parent-style-name="Subtitle">
      <style:text-properties fo:color="#5590cc" fo:font-size="24.0pt" style:font-size-asian="24.0pt" style:font-style-complex="normal"/>
    </style:style>
    <text:list-style style:name="WW8Num30">
      <text:list-level-style-bullet text:bullet-char="" text:level="1">
        <style:list-level-properties text:list-level-position-and-space-mode="label-alignment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-" text:level="2">
        <style:list-level-properties text:list-level-position-and-space-mode="label-alignment">
          <style:list-level-label-alignment fo:margin-left="27.25mm" fo:text-indent="-8.2mm" text:label-followed-by="listtab" text:list-tab-stop-position="27.25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5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16">
      <text:list-level-style-bullet text:bullet-char="o" text:level="1">
        <style:list-level-properties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WW8Num19">
      <text:list-level-style-number style:num-format="i" style:num-suffix="." text:display-levels="1" text:level="1">
        <style:list-level-properties fo:text-align="right" text:list-level-position-and-space-mode="label-alignment">
          <style:list-level-label-alignment fo:margin-left="41.28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3.9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6.68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9.3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92.08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4.78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7.48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30.18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42.88mm" fo:text-indent="-3.18mm" text:label-followed-by="listtab"/>
        </style:list-level-properties>
      </text:list-level-style-number>
    </text:list-style>
    <text:list-style style:name="WW8Num17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text:list-style style:name="WW8Num18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text:list-style style:name="WW8Num22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</text:list-style>
    <text:list-style style:name="WW8Num23">
      <text:list-level-style-bullet text:bullet-char="" text:level="1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120.6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33.3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46.0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58.7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71.45mm" fo:text-indent="-6.35mm" text:label-followed-by="listtab"/>
        </style:list-level-properties>
      </text:list-level-style-bullet>
    </text:list-style>
    <text:list-style style:name="WW8Num20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21">
      <text:list-level-style-number style:num-format="a" style:num-suffix="." text:display-levels="1" text:level="1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50.8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8.9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7.0mm" fo:text-indent="-3.18mm" text:label-followed-by="listtab"/>
        </style:list-level-properties>
      </text:list-level-style-number>
    </text:list-style>
    <text:list-style style:name="WW8Num1">
      <text:list-level-style-number style:num-format="1" style:num-suffix=".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i" style:num-suffix="." text:display-levels="1" text:level="1">
        <style:list-level-properties fo:text-align="right" text:list-level-position-and-space-mode="label-alignment">
          <style:list-level-label-alignment fo:margin-left="19.05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4.4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2.55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0.65mm" fo:text-indent="-3.18mm" text:label-followed-by="listtab"/>
        </style:list-level-properties>
      </text:list-level-style-number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4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text:list-style style:name="WW8Num26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7">
      <text:list-level-style-bullet text:bullet-char="-" text:level="1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0.6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3.35mm" fo:text-indent="-6.35mm" text:label-followed-by="listtab"/>
        </style:list-level-properties>
      </text:list-level-style-bullet>
    </text:list-style>
    <text:list-style style:name="WW8Num27">
      <text:list-level-style-number style:num-format="1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/>
        </style:list-level-properties>
      </text:list-level-style-number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24">
      <text:list-level-style-number style:num-format="1" text:display-levels="1" text:level="1">
        <style:list-level-properties text:list-level-position-and-space-mode="label-alignment">
          <style:list-level-label-alignment fo:margin-left="7.62mm" fo:text-indent="-7.62mm" text:label-followed-by="listtab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0.16mm" fo:text-indent="-10.16mm" text:label-followed-by="listtab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2.7mm" fo:text-indent="-12.7mm" text:label-followed-by="listtab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/>
        </style:list-level-properties>
      </text:list-level-style-number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25">
      <text:list-level-style-number style:num-format="a" style:num-suffix="." text:display-levels="1" text:level="1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50.8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8.9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7.0mm" fo:text-indent="-3.18mm" text:label-followed-by="listtab"/>
        </style:list-level-properties>
      </text:list-level-style-number>
    </text:list-style>
    <text:list-style style:name="WW8Num8">
      <text:list-level-style-number style:num-format="i" style:num-suffix="." text:display-levels="1" text:level="1">
        <style:list-level-properties fo:text-align="right" text:list-level-position-and-space-mode="label-alignment">
          <style:list-level-label-alignment fo:margin-left="19.05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4.4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2.55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0.65mm" fo:text-indent="-3.18mm" text:label-followed-by="listtab"/>
        </style:list-level-properties>
      </text:list-level-style-number>
    </text:list-style>
    <text:list-style style:name="WW8Num28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29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number:date-style number:automatic-order="true" number:format-source="language" style:name="N1">
      <number:day number:style="short"/>
      <number:text> </number:text>
      <number:month number:style="long" number:textual="true"/>
      <number:text> </number:text>
      <number:year number:style="long"/>
    </number:date-style>
    <style:style style:family="paragraph" style:name="a5eeaa1" style:parent-style-name="Standard">
      <style:paragraph-properties fo:text-align="justify"/>
      <style:text-properties/>
    </style:style>
    <style:style style:family="text" style:name="af21001">
      <style:text-properties fo:background-color="#ffff00" fo:font-style="italic" style:font-name-asian="Calibri" style:font-name-complex="Calibri" style:font-size-asian="9.0pt" style:font-style-asian="italic"/>
    </style:style>
    <style:style style:family="text" style:name="a9ca8fc">
      <style:text-properties fo:background-color="#ffff00" fo:font-style="italic" style:font-name-asian="Calibri" style:font-name-complex="Calibri" style:font-size-asian="9.0pt" style:font-style-asian="italic"/>
    </style:style>
    <style:style style:family="text" style:name="a4531e6">
      <style:text-properties fo:background-color="#ffff00" fo:font-style="italic" style:font-size-asian="9.0pt" style:font-style-asian="italic"/>
    </style:style>
    <style:style style:family="text" style:name="a9df4d3">
      <style:text-properties fo:background-color="#ffff00" fo:font-style="italic" style:font-size-asian="9.0pt" style:font-style-asian="italic"/>
    </style:style>
  </office:automatic-styles>
  <office:body>
    <office:text>
      <text:p text:style-name="acaf1fa">SOW</text:p>
      <text:p text:style-name="Subtitle"><text:line-break/><text:span text:style-name="a240e6c">[</text:span><text:span text:style-name="a23e1d8">CUSTOMER_NAME</text:span><text:span text:style-name="a693294">]</text:span></text:p>
      <text:p text:style-name="ad72077"><text:span text:style-name="af32a35">[</text:span><text:span text:style-name="ae06a7e">PROJECT_NAME]</text:span></text:p>
      <text:p text:style-name="af032f3"><text:date style:data-style-name="" text:date-value="2014-04-25T10:59:32.21">25 April 2014</text:date></text:p>
      <text:p text:style-name="Standard"/>
      <text:p text:style-name="a9f5be0">Background / Motivation</text:p>
      <text:p text:style-name="a03105a">[Identified as an “Introduction,” this section provides information needed to explain the reader with the basic situation and reason for the Statement of Work. The background information may:</text:p>
      <text:p text:style-name="a58fd9e"><text:span text:style-name="a82f874">THIS IS AN EXAMPLE: SELECTIVE REMOVAL IS MANDATORY</text:span><text:span text:style-name="a2d67f9"><text:s/></text:span></text:p>
      <text:p text:style-name="adc8ddb"/>
      <text:h text:outline-level="2" text:style-name="a9a014d">Objectives / Goals</text:h>
      <text:p text:style-name="af5cc6e"><text:span text:style-name="aa4b111">This section should provide a concise overview of<text:s/></text:span><text:span text:style-name="a1f4f6e">what</text:span><text:span text:style-name="af5e19f"><text:s/>will be achieved within the scope of<text:s/></text:span></text:p>
      <text:p text:style-name="a44acaf"/>
      <text:p text:style-name="a5eeaa1"><text:span text:style-name="a9ca8fc">•</text:span><text:span text:style-name="a9df4d3"><text:tab/>Mig</text:span><text:span text:style-name="a40702e">ration tools are available<text:s/></text:span></text:p>
      <text:h text:outline-level="2" text:style-name="ab2dae3">Statement of Work</text:h>
      <text:p text:style-name="a252d95"><draw:frame draw:style-name="ad62a7c" svg:width="176.49mm" svg:x="22.05mm" svg:y="6.0mm" text:anchor-type="as-char"><draw:text-box><table:table table:style-name="ab71e5b"><table:table-column table:style-name="aae987f"/><table:table-column table:style-name="a8c0707"/><table:table-row table:style-name="aad3a37"><table:table-cell table:number-columns-spanned="2" table:style-name="a858095"><text:p text:style-name="a717e72">Statement of Work</text:p></table:table-cell></table:table-row><table:table-row table:style-name="a8796db"><table:table-cell table:style-name="a7995c1"><text:p text:style-name="a754550">a</text:p></table:table-cell><table:table-cell table:style-name="a6d146e"><text:p text:style-name="a2830a1"><text:span text:style-name="a0b2110">b</text:span></text:p></table:table-cell></table:table-row><table:table-row table:style-name="af2ddee"><table:table-cell table:style-name="a875bbc"><text:p text:style-name="a3b4405">c</text:p></table:table-cell><table:table-cell table:style-name="a9ed748"><text:p text:style-name="a40a1ea">d</text:p></table:table-cell></table:table-row><table:table-row table:style-name="ada3f05"><table:table-cell table:style-name="a9e4980"><text:p text:style-name="a10d8f8">e</text:p></table:table-cell><table:table-cell table:style-name="afcc432"><text:p text:style-name="a2abd74">f</text:p></table:table-cell></table:table-row><table:table-row table:style-name="a3ea2dc"><table:table-cell table:style-name="a849a98"><text:p text:style-name="a5da958">g</text:p></table:table-cell><table:table-cell table:style-name="af5eb1e"><text:p text:style-name="ae31983">h</text:p></table:table-cell></table:table-row><table:table-row table:style-name="ae8ed66"><table:table-cell table:style-name="a21e884"><text:p text:style-name="adb20ca">i</text:p></table:table-cell><table:table-cell table:style-name="a06e4a9"><text:p text:style-name="afadc8c"><text:span text:style-name="ad08142">j</text:span></text:p></table:table-cell></table:table-row><table:table-row table:style-name="afbf4f9"><table:table-cell table:style-name="a616133"><text:p text:style-name="a0f9891">k</text:p></table:table-cell><table:table-cell table:style-name="a2d1022"><text:p text:style-name="aa3d844">l</text:p></table:table-cell></table:table-row><table:table-row table:style-name="a30e588"><table:table-cell table:style-name="afaeb24"><text:p text:style-name="ab30c17">m</text:p></table:table-cell><table:table-cell table:style-name="a2a6f10"><text:p text:style-name="a025b16"><text:span text:style-name="adced36">n</text:span></text:p></table:table-cell></table:table-row><table:table-row table:style-name="a8256bd"><table:table-cell table:style-name="a8d0286"><text:p text:style-name="a7a87bc">o</text:p></table:table-cell><table:table-cell table:style-name="a7ef957"><text:p text:style-name="a66a95c"><text:span text:style-name="aaca2e6">p</text:span></text:p></table:table-cell></table:table-row><table:table-row table:style-name="a9930fb"><table:table-cell table:style-name="a2d1476"><text:p text:style-name="a8aa8c6">q</text:p></table:table-cell><table:table-cell table:style-name="a77d525"><text:p text:style-name="a0982f8">r</text:p></table:table-cell></table:table-row><table:table-row table:style-name="aa646df"><table:table-cell table:style-name="af6a9ff"><text:p text:style-name="a87e5d9">Related Main Contract Reference</text:p></table:table-cell><table:table-cell table:style-name="a56654e"><text:p text:style-name="ad39f9a">N/A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Symbol" svg:font-family="Symbol"/>
    <style:font-face style:font-pitch="variable" style:name="Wingdings" svg:font-family="Wingdings"/>
    <style:font-face style:font-pitch="variable" style:name="Wingdings 2" svg:font-family="'Wingdings 2'"/>
    <style:font-face style:font-family-generic="swiss" style:name="FreeSans1" svg:font-family="FreeSans"/>
    <style:font-face style:font-pitch="variable" style:name="Calibri" svg:font-family="Calibri"/>
    <style:font-face style:font-pitch="variable" style:name="Courier New" svg:font-family="'Courier New'"/>
    <style:font-face style:font-pitch="variable" style:name="Lucida Grande" svg:font-family="'Lucida Grande'"/>
    <style:font-face style:font-pitch="variable" style:name="Tahoma" svg:font-family="Tahoma"/>
    <style:font-face style:font-pitch="variable" style:name="Verdana" svg:font-family="Verdana"/>
    <style:font-face style:font-pitch="variable" style:name="ＭＳ Ｐゴシック" svg:font-family="'\uFF2D\uFF33 \uFF30\u30B4\u30B7\u30C3\u30AF'"/>
    <style:font-face style:font-family-generic="roman" style:font-pitch="variable" style:name="Times New Roman" svg:font-family="'Times New Roman'"/>
    <style:font-face style:font-family-generic="roman" style:font-pitch="variable" style:name="Tinos" svg:font-family="Tinos"/>
    <style:font-face style:font-family-generic="swiss" style:font-pitch="variable" style:name="Arial" svg:font-family="Arial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Calibri" svg:font-family="Calibri" svg:panose-1="2 15 5 2 2 2 4 3 2 4"/>
    <style:font-face style:font-family-generic="swiss" style:font-pitch="variable" style:name="Verdana" svg:font-family="Verdana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modern" style:font-pitch="fixed" style:name="Courier New" svg:font-family="Courier New"/>
  </office:font-face-decls>
  <office:styles>
    <style:default-style style:family="paragraph">
      <style:paragraph-properties/>
      <style:text-properties fo:country="US" fo:font-size="12.0pt" fo:language="en" style:font-name="Tinos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fo:line-height="115%" fo:margin-bottom="3.53mm" fo:margin-left="25.4mm" fo:margin-right="0.0mm" fo:margin-top="0.0mm" fo:text-indent="0.0mm"/>
      <style:text-properties fo:color="#000000" fo:country="US" fo:font-size="10.0pt" fo:language="en" style:font-name="Calibri" style:font-name-asian="ＭＳ Ｐゴシック" style:font-name-complex="Times New Roman" style:font-size-asian="10.0pt"/>
    </style:style>
    <style:style style:display-name="List Number" style:family="paragraph" style:name="List_20_Number" style:parent-style-name="Standard">
      <style:paragraph-properties fo:margin-bottom="3.53mm" fo:margin-top="0.0mm"/>
    </style:style>
    <style:style style:family="paragraph" style:name="Heading" style:next-style-name="Standard" style:parent-style-name="Standard">
      <style:paragraph-properties fo:line-height="100%" fo:margin-bottom="2.12mm" fo:margin-top="16.93mm" fo:text-align="right"/>
      <style:text-properties fo:color="#5590cc" fo:font-size="24.0pt" style:font-size-asian="24.0pt"/>
    </style:style>
    <style:style style:family="paragraph" style:name="Organization" style:parent-style-name="Standard">
      <style:paragraph-properties fo:line-height="10.58mm" fo:margin-bottom="0.0mm" fo:margin-top="0.0mm"/>
      <style:text-properties fo:color="#ffffff" fo:font-size="28.0pt" style:font-size-asian="28.0pt"/>
    </style:style>
    <style:style style:display-name="Table Contents" style:family="paragraph" style:name="Table_20_Contents" style:parent-style-name="Standard"/>
    <style:style style:display-name="List Paragraph" style:family="paragraph" style:name="List_20_Paragraph" style:parent-style-name="Standard">
      <style:paragraph-properties fo:line-height="100%" fo:margin-bottom="0.0mm" fo:margin-left="12.7mm" fo:margin-right="0.0mm" fo:margin-top="0.0mm" fo:text-indent="0.0mm"/>
      <style:text-properties fo:color="#00000a" style:font-name="Verdana" style:font-name-asian="Calibri" style:font-name-complex="Verdana" style:font-size-asian="11.0pt"/>
    </style:style>
    <style:style style:family="paragraph" style:name="Index" style:parent-style-name="Standard">
      <style:text-properties style:font-name-complex="FreeSans1" style:font-size-asian="12.0pt"/>
    </style:style>
    <style:style style:display-name="List Bullet" style:family="paragraph" style:name="List_20_Bullet" style:parent-style-name="Standard">
      <style:paragraph-properties fo:line-height="100%" fo:margin-bottom="2.12mm" fo:margin-top="2.12mm"/>
      <style:text-properties style:font-size-asian="11.0pt"/>
    </style:style>
    <style:style style:display-name="Comment Text" style:family="paragraph" style:name="Comment_20_Text" style:parent-style-name="Standard">
      <style:paragraph-properties fo:line-height="100%"/>
      <style:text-properties fo:font-size="12.0pt" style:font-size-asian="12.0pt"/>
    </style:style>
    <style:style style:display-name="z-Bottom of Form" style:family="paragraph" style:name="z-Bottom_20_of_20_Form" style:next-style-name="Standard" style:parent-style-name="Standard">
      <style:paragraph-properties fo:margin-bottom="0.0mm" fo:margin-top="0.0mm" fo:text-align="center"/>
      <style:text-properties fo:font-size="8.0pt" style:font-name="Arial" style:font-name-complex="Arial" style:font-size-asian="8.0pt"/>
    </style:style>
    <style:style style:display-name="Contact Details" style:family="paragraph" style:name="Contact_20_Details" style:parent-style-name="Standard">
      <style:paragraph-properties fo:margin-bottom="1.41mm" fo:margin-top="1.41mm"/>
      <style:text-properties fo:color="#ffffff" fo:font-size="8.0pt" style:font-size-asian="8.0pt"/>
    </style:style>
    <style:style style:display-name="Document Map" style:family="paragraph" style:name="Document_20_Map" style:parent-style-name="Standard">
      <style:paragraph-properties fo:line-height="100%" fo:margin-bottom="0.0mm" fo:margin-top="0.0mm"/>
      <style:text-properties fo:font-size="12.0pt" style:font-name="Lucida Grande" style:font-name-complex="Lucida Grande" style:font-size-asian="12.0pt"/>
    </style:style>
    <style:style style:display-name="Contents 1" style:family="paragraph" style:name="Contents_20_1" style:next-style-name="Standard" style:parent-style-name="Standard">
      <style:paragraph-properties fo:margin-bottom="0.0mm" fo:margin-left="0.0mm" fo:margin-right="0.0mm" fo:margin-top="2.12mm" fo:text-indent="0.0mm"/>
      <style:text-properties fo:color="#548dd4" fo:font-size="12.0pt" fo:font-weight="bold" style:font-size-asian="12.0pt" style:font-weight-asian="bold"/>
    </style:style>
    <style:style style:display-name="Text body" style:family="paragraph" style:name="Text_20_body" style:parent-style-name="Standard">
      <style:paragraph-properties fo:line-height="100%" fo:margin-bottom="2.12mm" fo:margin-left="10.0mm" fo:margin-right="0.0mm" fo:margin-top="0.0mm" fo:text-indent="0.0mm"/>
      <style:text-properties fo:color="#00000a" fo:font-size="9.0pt" style:font-name="Verdana" style:font-name-asian="Calibri" style:font-name-complex="Verdana" style:font-size-asian="9.0pt"/>
    </style:style>
    <style:style style:display-name="Frame contents" style:family="paragraph" style:name="Frame_20_contents" style:parent-style-name="Text_20_body"/>
    <style:style style:display-name="Contents 2" style:family="paragraph" style:name="Contents_20_2" style:next-style-name="Standard" style:parent-style-name="Standard">
      <style:paragraph-properties fo:margin-bottom="0.0mm" fo:margin-left="0.0mm" fo:margin-right="0.0mm" fo:margin-top="0.0mm" fo:text-indent="0.0mm"/>
      <style:text-properties fo:font-size="11.0pt" style:font-size-asian="11.0pt"/>
    </style:style>
    <style:style style:display-name="No Spacing" style:family="paragraph" style:name="No_20_Spacing" style:parent-style-name="default_paragraph_style">
      <style:text-properties fo:color="#262626" fo:country="DE" fo:font-size="10.0pt" fo:language="de" style:font-name="Calibri" style:font-name-asian="ＭＳ Ｐゴシック" style:font-name-complex="Times New Roman" style:font-size-asian="10.0pt"/>
    </style:style>
    <style:style style:display-name="Contents 3" style:family="paragraph" style:name="Contents_20_3" style:next-style-name="Standard" style:parent-style-name="Standard">
      <style:paragraph-properties fo:margin-bottom="0.0mm" fo:margin-left="4.94mm" fo:margin-right="0.0mm" fo:margin-top="0.0mm" fo:text-indent="0.0mm"/>
      <style:text-properties fo:font-size="11.0pt" fo:font-style="italic" style:font-size-asian="11.0pt" style:font-style-asian="italic"/>
    </style:style>
    <style:style style:display-name="Contents 4" style:family="paragraph" style:name="Contents_20_4" style:next-style-name="Standard" style:parent-style-name="Standard">
      <style:paragraph-properties fo:margin-bottom="0.0mm" fo:margin-left="9.88mm" fo:margin-right="0.0mm" fo:margin-top="0.0mm" fo:text-indent="0.0mm"/>
      <style:text-properties fo:font-size="10.0pt" style:font-size-asian="10.0pt"/>
    </style:style>
    <style:style style:display-name="Contents 5" style:family="paragraph" style:name="Contents_20_5" style:next-style-name="Standard" style:parent-style-name="Standard">
      <style:paragraph-properties fo:margin-bottom="0.0mm" fo:margin-left="14.82mm" fo:margin-right="0.0mm" fo:margin-top="0.0mm" fo:text-indent="0.0mm"/>
      <style:text-properties fo:font-size="10.0pt" style:font-size-asian="10.0pt"/>
    </style:style>
    <style:style style:family="paragraph" style:name="List" style:parent-style-name="Text_20_body">
      <style:text-properties style:font-name-complex="FreeSans1" style:font-size-asian="12.0pt"/>
    </style:style>
    <style:style style:display-name="Contents 6" style:family="paragraph" style:name="Contents_20_6" style:next-style-name="Standard" style:parent-style-name="Standard">
      <style:paragraph-properties fo:margin-bottom="0.0mm" fo:margin-left="19.76mm" fo:margin-right="0.0mm" fo:margin-top="0.0mm" fo:text-indent="0.0mm"/>
      <style:text-properties fo:font-size="10.0pt" style:font-size-asian="10.0pt"/>
    </style:style>
    <style:style style:display-name="Contents 7" style:family="paragraph" style:name="Contents_20_7" style:next-style-name="Standard" style:parent-style-name="Standard">
      <style:paragraph-properties fo:margin-bottom="0.0mm" fo:margin-left="24.69mm" fo:margin-right="0.0mm" fo:margin-top="0.0mm" fo:text-indent="0.0mm"/>
      <style:text-properties fo:font-size="10.0pt" style:font-size-asian="10.0pt"/>
    </style:style>
    <style:style style:display-name="Contents 8" style:family="paragraph" style:name="Contents_20_8" style:next-style-name="Standard" style:parent-style-name="Standard">
      <style:paragraph-properties fo:margin-bottom="0.0mm" fo:margin-left="29.63mm" fo:margin-right="0.0mm" fo:margin-top="0.0mm" fo:text-indent="0.0mm"/>
      <style:text-properties fo:font-size="10.0pt" style:font-size-asian="10.0pt"/>
    </style:style>
    <style:style style:display-name="Contents 9" style:family="paragraph" style:name="Contents_20_9" style:next-style-name="Standard" style:parent-style-name="Standard">
      <style:paragraph-properties fo:margin-bottom="0.0mm" fo:margin-left="34.57mm" fo:margin-right="0.0mm" fo:margin-top="0.0mm" fo:text-indent="0.0mm"/>
      <style:text-properties fo:font-size="10.0pt" style:font-size-asian="10.0pt"/>
    </style:style>
    <style:style style:family="paragraph" style:name="Footnote" style:parent-style-name="Standard">
      <style:paragraph-properties fo:line-height="100%" fo:margin-bottom="0.0mm" fo:margin-top="0.0mm"/>
      <style:text-properties fo:color="#595959" fo:font-size="8.0pt" fo:font-style="italic" style:font-size-asian="8.0pt" style:font-style-asian="italic"/>
    </style:style>
    <style:style style:default-outline-level="8" style:display-name="Heading 8" style:family="paragraph" style:name="Heading_20_8" style:next-style-name="Standard" style:parent-style-name="Standard">
      <style:paragraph-properties fo:margin-bottom="0.0mm" fo:margin-top="3.53mm"/>
      <style:text-properties fo:color="#404040" fo:font-size="10.0pt" style:font-size-asian="10.0pt"/>
    </style:style>
    <style:style style:default-outline-level="9" style:display-name="Heading 9" style:family="paragraph" style:name="Heading_20_9" style:next-style-name="Standard" style:parent-style-name="Standard">
      <style:paragraph-properties fo:margin-bottom="0.0mm" fo:margin-top="3.53mm"/>
      <style:text-properties fo:color="#404040" fo:font-size="10.0pt" fo:font-style="italic" style:font-size-asian="10.0pt" style:font-style-asian="italic" style:font-style-complex="italic"/>
    </style:style>
    <style:style style:default-outline-level="6" style:display-name="Heading 6" style:family="paragraph" style:name="Heading_20_6" style:next-style-name="Standard" style:parent-style-name="Standard">
      <style:paragraph-properties fo:margin-bottom="0.0mm" fo:margin-top="3.53mm"/>
      <style:text-properties fo:color="#21476e" fo:font-style="italic" style:font-style-asian="italic" style:font-style-complex="italic"/>
    </style:style>
    <style:style style:display-name="Comment Subject" style:family="paragraph" style:name="Comment_20_Subject" style:next-style-name="Comment_20_Text" style:parent-style-name="Comment_20_Text">
      <style:paragraph-properties/>
      <style:text-properties fo:font-size="10.0pt" fo:font-weight="bold" style:font-size-asian="10.0pt" style:font-weight-asian="bold" style:font-weight-complex="bold"/>
    </style:style>
    <style:style style:default-outline-level="7" style:display-name="Heading 7" style:family="paragraph" style:name="Heading_20_7" style:next-style-name="Standard" style:parent-style-name="Standard">
      <style:paragraph-properties fo:margin-bottom="0.0mm" fo:margin-top="3.53mm"/>
      <style:text-properties fo:color="#404040" fo:font-style="italic" style:font-style-asian="italic" style:font-style-complex="italic"/>
    </style:style>
    <style:style style:display-name="z-Top of Form" style:family="paragraph" style:name="z-Top_20_of_20_Form" style:next-style-name="Standard" style:parent-style-name="Standard">
      <style:paragraph-properties fo:margin-bottom="0.0mm" fo:margin-top="0.0mm" fo:text-align="center"/>
      <style:text-properties fo:font-size="8.0pt" style:font-name="Arial" style:font-name-complex="Arial" style:font-size-asian="8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Standard" style:parent-style-name="Standard">
      <style:paragraph-properties fo:line-height="100%"/>
      <style:text-properties fo:color="#5590cc" fo:font-size="9.0pt" fo:font-weight="bold" style:font-size-asian="9.0pt" style:font-weight-asian="bold" style:font-weight-complex="bold"/>
    </style:style>
    <style:style style:default-outline-level="4" style:display-name="Heading 4" style:family="paragraph" style:name="Heading_20_4" style:next-style-name="Standard" style:parent-style-name="Standard">
      <style:paragraph-properties fo:margin-bottom="0.0mm" fo:margin-top="3.53mm"/>
      <style:text-properties fo:color="#5590cc" fo:font-style="italic" style:font-style-asian="italic" style:font-style-complex="italic" style:font-weight-complex="bold"/>
    </style:style>
    <style:style style:family="paragraph" style:name="Date" style:next-style-name="Standard" style:parent-style-name="Standard">
      <style:paragraph-properties fo:margin-bottom="0.0mm" fo:margin-top="0.0mm" fo:text-align="right"/>
      <style:text-properties fo:color="#5590cc" fo:font-size="12.0pt" style:font-size-asian="12.0pt"/>
    </style:style>
    <style:style style:default-outline-level="5" style:display-name="Heading 5" style:family="paragraph" style:name="Heading_20_5" style:next-style-name="Standard" style:parent-style-name="Standard">
      <style:paragraph-properties fo:margin-bottom="0.0mm" fo:margin-top="3.53mm"/>
      <style:text-properties fo:color="#21476e"/>
    </style:style>
    <style:style style:default-outline-level="2" style:display-name="Heading 2" style:family="paragraph" style:name="Heading_20_2" style:next-style-name="Standard" style:parent-style-name="Standard">
      <style:paragraph-properties fo:line-height="100%" fo:margin-bottom="1.76mm" fo:margin-top="3.53mm"/>
      <style:text-properties fo:color="#5590cc" fo:font-size="12.0pt" style:font-size-asian="12.0pt" style:font-weight-complex="bold"/>
    </style:style>
    <style:style style:display-name="Balloon Text" style:family="paragraph" style:name="Balloon_20_Text" style:parent-style-name="Standard">
      <style:paragraph-properties fo:line-height="100%" fo:margin-bottom="0.0mm" fo:margin-top="0.0mm"/>
      <style:text-properties fo:font-size="8.0pt" style:font-name="Tahoma" style:font-name-complex="Tahoma" style:font-size-asian="8.0pt"/>
    </style:style>
    <style:style style:default-outline-level="3" style:display-name="Heading 3" style:family="paragraph" style:name="Heading_20_3" style:next-style-name="Standard" style:parent-style-name="Standard">
      <style:paragraph-properties fo:margin-bottom="0.0mm" fo:margin-top="3.53mm"/>
      <style:text-properties fo:color="#5590cc" style:font-weight-complex="bold"/>
    </style:style>
    <style:style style:family="paragraph" style:name="Subtitle" style:next-style-name="Standard" style:parent-style-name="Standard">
      <style:paragraph-properties fo:line-height="100%" fo:margin-bottom="8.47mm" fo:margin-left="25.4mm" fo:margin-right="0.0mm" fo:margin-top="1.06mm" fo:text-align="right" fo:text-indent="0.0mm"/>
      <style:text-properties fo:color="#595959" style:font-size-asian="14.0pt" style:font-style-complex="italic"/>
    </style:style>
    <style:style style:default-outline-level="1" style:display-name="Heading 1" style:family="paragraph" style:name="Heading_20_1" style:next-style-name="Standard" style:parent-style-name="Standard">
      <style:paragraph-properties fo:break-before="page" fo:line-height="100%" fo:margin-bottom="8.47mm" fo:margin-top="8.47mm">
        <style:tab-stops>
          <style:tab-stop style:position="1.249cm"/>
        </style:tab-stops>
      </style:paragraph-properties>
      <style:text-properties fo:color="#5590cc" fo:font-size="14.0pt" style:font-size-asian="14.0pt" style:font-weight-complex="bold"/>
    </style:style>
    <style:style style:family="paragraph" style:name="Header" style:parent-style-name="Standard">
      <style:paragraph-properties fo:line-height="100%" fo:margin-bottom="2.82mm" fo:margin-top="0.0mm"/>
      <style:text-properties fo:color="#05e0db" fo:font-size="12.0pt" style:font-size-asian="12.0pt"/>
    </style:style>
    <style:style style:display-name="Tbl Header" style:family="paragraph" style:name="Tbl_20_Header" style:parent-style-name="Standard">
      <style:paragraph-properties fo:line-height="100%" fo:margin-bottom="2.12mm" fo:margin-left="-0.32mm" fo:margin-right="0.0mm" fo:margin-top="2.12mm" fo:text-align="center" fo:text-indent="0.0mm"/>
      <style:text-properties fo:color="#ffffff" fo:country="US" fo:font-size="10.0pt" fo:font-style="italic" fo:font-weight="bold" fo:language="en" style:font-name="Verdana" style:font-name-asian="Times New Roman" style:font-name-complex="Verdana" style:font-size-asian="10.0pt" style:font-style-asian="italic" style:font-weight-asian="bold"/>
    </style:style>
    <style:style style:family="paragraph" style:name="Footer" style:parent-style-name="Standard">
      <style:paragraph-properties fo:line-height="100%" fo:margin-bottom="0.71mm" fo:margin-top="0.71mm"/>
      <style:text-properties fo:color="#b0c0c9" fo:font-size="8.0pt" style:font-size-asian="8.0pt"/>
    </style:style>
    <style:style style:family="text" style:name="WW8Num6z2" style:parent-style-name="default_character_style">
      <style:text-properties style:font-name="Wingdings" style:font-name-complex="Wingdings"/>
    </style:style>
    <style:style style:display-name="Body Text Char" style:family="text" style:name="Body_20_Text_20_Char" style:parent-style-name="default_character_style">
      <style:text-properties fo:color="#00000a" fo:font-size="9.0pt" style:font-name="Verdana" style:font-name-asian="Calibri" style:font-name-complex="Times New Roman" style:font-size-asian="9.0pt"/>
    </style:style>
    <style:style style:display-name="Footer Char" style:family="text" style:name="Footer_20_Char" style:parent-style-name="default_character_style">
      <style:text-properties fo:color="#b0c0c9" fo:font-size="8.0pt" style:font-size-asian="8.0pt"/>
    </style:style>
    <style:style style:display-name="Footnote Symbol" style:family="text" style:name="Footnote_20_Symbol" style:parent-style-name="default_character_style">
      <style:text-properties fo:color="#5590cc" fo:font-size="10.0pt" style:font-size-asian="10.0pt" style:text-position="super"/>
    </style:style>
    <style:style style:family="text" style:name="WW8Num26z1" style:parent-style-name="default_character_style">
      <style:text-properties style:font-name="Courier New" style:font-name-complex="Courier New"/>
    </style:style>
    <style:style style:display-name="Heading 2 Char" style:family="text" style:name="Heading_20_2_20_Char" style:parent-style-name="default_character_style">
      <style:text-properties fo:color="#5590cc" fo:font-size="12.0pt" style:font-size-asian="12.0pt" style:font-weight-complex="bold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family="text" style:name="WW8Num26z0" style:parent-style-name="default_character_style">
      <style:text-properties style:font-name="Symbol" style:font-name-complex="Symbol"/>
    </style:style>
    <style:style style:family="text" style:name="WW8Num26z2" style:parent-style-name="default_character_style">
      <style:text-properties style:font-name="Wingdings" style:font-name-complex="Wingdings"/>
    </style:style>
    <style:style style:family="text" style:name="WW8Num22z1" style:parent-style-name="default_character_style">
      <style:text-properties style:font-name="Courier New" style:font-name-complex="Courier New"/>
    </style:style>
    <style:style style:display-name="Default Paragraph Font" style:family="text" style:name="Default_20_Paragraph_20_Font" style:parent-style-name="default_character_style"/>
    <style:style style:family="text" style:name="WW8Num22z0" style:parent-style-name="default_character_style">
      <style:text-properties style:font-name="Symbol" style:font-name-complex="Symbol"/>
    </style:style>
    <style:style style:family="text" style:name="WW8Num22z2" style:parent-style-name="default_character_style">
      <style:text-properties style:font-name="Wingdings" style:font-name-complex="Wingdings"/>
    </style:style>
    <style:style style:family="text" style:name="WW8Num25ztrue" style:parent-style-name="default_character_style"/>
    <style:style style:family="text" style:name="WW8Num27ztrue" style:parent-style-name="default_character_style"/>
    <style:style style:family="text" style:name="Code" style:parent-style-name="default_character_style">
      <style:text-properties fo:country="US" fo:font-style="italic" fo:language="en" style:font-name="Calibri" style:font-name-complex="Calibri" style:font-style-asian="italic"/>
    </style:style>
    <style:style style:family="text" style:name="WW8Num8ztrue" style:parent-style-name="default_character_style"/>
    <style:style style:family="text" style:name="WW8Num24ztrue" style:parent-style-name="default_character_style"/>
    <style:style style:display-name="Heading 6 Char" style:family="text" style:name="Heading_20_6_20_Char" style:parent-style-name="default_character_style">
      <style:text-properties fo:color="#21476e" fo:country="US" fo:font-size="14.0pt" fo:font-style="italic" fo:language="en" style:font-name="Calibri" style:font-name-asian="ＭＳ Ｐゴシック" style:font-name-complex="Times New Roman" style:font-size-asian="14.0pt" style:font-style-asian="italic" style:font-style-complex="italic"/>
    </style:style>
    <style:style style:family="text" style:name="WW8Num17zfalse" style:parent-style-name="default_character_style">
      <style:text-properties style:font-name="Calibri" style:font-name-complex="Calibri" style:font-size-asian="9.0pt"/>
    </style:style>
    <style:style style:family="text" style:name="WW8Num14z2" style:parent-style-name="default_character_style">
      <style:text-properties style:font-name="Wingdings" style:font-name-complex="Wingdings"/>
    </style:style>
    <style:style style:display-name="Footnote Text Char" style:family="text" style:name="Footnote_20_Text_20_Char" style:parent-style-name="default_character_style">
      <style:text-properties fo:color="#595959" fo:font-size="8.0pt" fo:font-style="italic" style:font-size-asian="8.0pt" style:font-style-asian="italic"/>
    </style:style>
    <style:style style:family="text" style:name="WW8Num14z1" style:parent-style-name="default_character_style">
      <style:text-properties style:font-name="Courier New" style:font-name-complex="Courier New"/>
    </style:style>
    <style:style style:display-name="Internet link" style:family="text" style:name="Internet_20_link" style:parent-style-name="default_character_style">
      <style:text-properties fo:color="#0080ff" style:text-underline-style="solid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10z1" style:parent-style-name="default_character_style">
      <style:text-properties style:font-name="Verdana" style:font-name-asian="Times New Roman" style:font-name-complex="Times New Roman"/>
    </style:style>
    <style:style style:family="text" style:name="WW8Num10z4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0z3" style:parent-style-name="default_character_style">
      <style:text-properties style:font-name="Symbol" style:font-name-complex="Symbol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10z0" style:parent-style-name="default_character_style">
      <style:text-properties fo:font-size="10.0pt" style:font-name="Symbol" style:font-name-complex="Symbol" style:font-size-asian="10.0pt"/>
    </style:style>
    <style:style style:family="text" style:name="WW8Num25zfalse" style:parent-style-name="default_character_style"/>
    <style:style style:family="text" style:name="WW8Num7z3" style:parent-style-name="default_character_style">
      <style:text-properties style:font-name="Symbol" style:font-name-complex="Symbol"/>
    </style:style>
    <style:style style:family="text" style:name="WW8Num3zfalse" style:parent-style-name="default_character_style"/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7z2" style:parent-style-name="default_character_style">
      <style:text-properties style:font-name="Wingdings" style:font-name-complex="Wingdings"/>
    </style:style>
    <style:style style:display-name="Balloon Text Char" style:family="text" style:name="Balloon_20_Text_20_Char" style:parent-style-name="default_character_style">
      <style:text-properties fo:font-size="8.0pt" style:font-name="Tahoma" style:font-name-complex="Tahoma" style:font-size-asian="8.0pt"/>
    </style:style>
    <style:style style:family="text" style:name="WW8Num18zfalse" style:parent-style-name="default_character_style"/>
    <style:style style:display-name="Heading 1 Char" style:family="text" style:name="Heading_20_1_20_Char" style:parent-style-name="default_character_style">
      <style:text-properties fo:color="#5590cc" fo:font-size="14.0pt" style:font-size-asian="14.0pt" style:font-weight-complex="bold"/>
    </style:style>
    <style:style style:family="text" style:name="WW8Num27z0" style:parent-style-name="default_character_style">
      <style:text-properties fo:font-size="14.0pt" style:font-name="Calibri" style:font-name-complex="Calibri" style:font-size-asian="14.0pt"/>
    </style:style>
    <style:style style:display-name="Placeholder Text" style:family="text" style:name="Placeholder_20_Text" style:parent-style-name="default_character_style">
      <style:text-properties fo:color="#808080"/>
    </style:style>
    <style:style style:display-name="Heading 5 Char" style:family="text" style:name="Heading_20_5_20_Char" style:parent-style-name="default_character_style">
      <style:text-properties fo:color="#21476e" fo:country="US" fo:font-size="14.0pt" fo:language="en" style:font-name="Calibri" style:font-name-asian="ＭＳ Ｐゴシック" style:font-name-complex="Times New Roman" style:font-size-asian="14.0pt"/>
    </style:style>
    <style:style style:display-name="Page Number" style:family="text" style:name="Page_20_Number" style:parent-style-name="default_character_style">
      <style:text-properties fo:color="#073e87"/>
    </style:style>
    <style:style style:family="text" style:name="WW8Num23z0" style:parent-style-name="default_character_style">
      <style:text-properties style:font-name="Symbol" style:font-name-complex="Symbol"/>
    </style:style>
    <style:style style:display-name="z-Top of Form Char" style:family="text" style:name="z-Top_20_of_20_Form_20_Char" style:parent-style-name="default_character_style">
      <style:text-properties fo:color="#000000" fo:country="US" fo:font-size="8.0pt" fo:language="en" style:font-name="Arial" style:font-name-complex="Arial" style:font-size-asian="8.0pt"/>
    </style:style>
    <style:style style:family="text" style:name="WW8Num23z2" style:parent-style-name="default_character_style">
      <style:text-properties style:font-name="Wingdings" style:font-name-complex="Wingdings"/>
    </style:style>
    <style:style style:family="text" style:name="WW8Num23z1" style:parent-style-name="default_character_style">
      <style:text-properties style:font-name="Courier New" style:font-name-complex="Courier New"/>
    </style:style>
    <style:style style:family="text" style:name="WW8Num19zfalse" style:parent-style-name="default_character_style"/>
    <style:style style:family="text" style:name="WW8Num24zfalse" style:parent-style-name="default_character_style"/>
    <style:style style:display-name="Comment Subject Char" style:family="text" style:name="Comment_20_Subject_20_Char" style:parent-style-name="default_character_style">
      <style:text-properties fo:color="#000000" fo:font-size="12.0pt" fo:font-weight="bold" style:font-size-asian="12.0pt" style:font-weight-asian="bold" style:font-weight-complex="bold"/>
    </style:style>
    <style:style style:display-name="Visited Internet Link" style:family="text" style:name="Visited_20_Internet_20_Link" style:parent-style-name="default_character_style">
      <style:text-properties fo:color="#5eaeff" style:text-underline-style="solid"/>
    </style:style>
    <style:style style:family="text" style:name="WW8Num18ztrue" style:parent-style-name="default_character_style"/>
    <style:style style:family="text" style:name="WW8Num15z1" style:parent-style-name="default_character_style">
      <style:text-properties style:font-name="Courier New" style:font-name-complex="Courier New"/>
    </style:style>
    <style:style style:family="text" style:name="WW8Num15z0" style:parent-style-name="default_character_style">
      <style:text-properties style:font-name="Symbol" style:font-name-complex="Symbol"/>
    </style:style>
    <style:style style:family="text" style:name="WW8Num15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30z3" style:parent-style-name="default_character_style">
      <style:text-properties style:font-name="Symbol" style:font-name-complex="Symbol"/>
    </style:style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4zfalse" style:parent-style-name="default_character_style"/>
    <style:style style:family="text" style:name="WW8Num30z0" style:parent-style-name="default_character_style">
      <style:text-properties fo:color="#5590cc" style:font-name="Wingdings 2" style:font-name-complex="Wingdings 2"/>
    </style:style>
    <style:style style:display-name="Heading 9 Char" style:family="text" style:name="Heading_20_9_20_Char" style:parent-style-name="default_character_style">
      <style:text-properties fo:color="#404040" fo:country="US" fo:font-style="italic" fo:language="en" style:font-name="Calibri" style:font-name-asian="ＭＳ Ｐゴシック" style:font-name-complex="Times New Roman" style:font-style-asian="italic" style:font-style-complex="italic"/>
    </style:style>
    <style:style style:family="text" style:name="WW8Num7z0" style:parent-style-name="default_character_style">
      <style:text-properties style:font-name="Calibri" style:font-name-asian="ＭＳ Ｐゴシック" style:font-name-complex="Times New Roman"/>
    </style:style>
    <style:style style:family="text" style:name="WW8Num4ztrue" style:parent-style-name="default_character_style"/>
    <style:style style:family="text" style:name="WW8Num30z2" style:parent-style-name="default_character_style">
      <style:text-properties style:font-name="Wingdings" style:font-name-complex="Wingdings"/>
    </style:style>
    <style:style style:family="text" style:name="WW8Num30z1" style:parent-style-name="default_character_style">
      <style:text-properties style:font-name="Courier New" style:font-name-complex="Courier New"/>
    </style:style>
    <style:style style:display-name="z-Bottom of Form Char" style:family="text" style:name="z-Bottom_20_of_20_Form_20_Char" style:parent-style-name="default_character_style">
      <style:text-properties fo:color="#000000" fo:country="US" fo:font-size="8.0pt" fo:language="en" style:font-name="Arial" style:font-name-complex="Arial" style:font-size-asian="8.0pt"/>
    </style:style>
    <style:style style:display-name="Date Char" style:family="text" style:name="Date_20_Char" style:parent-style-name="default_character_style">
      <style:text-properties fo:color="#5590cc" fo:font-size="12.0pt" style:font-size-asian="12.0pt"/>
    </style:style>
    <style:style style:family="text" style:name="WW8Num28z2" style:parent-style-name="default_character_style">
      <style:text-properties style:font-name="Wingdings" style:font-name-complex="Wingdings"/>
    </style:style>
    <style:style style:display-name="Title Char" style:family="text" style:name="Title_20_Char" style:parent-style-name="default_character_style">
      <style:text-properties fo:color="#5590cc" fo:font-size="24.0pt" style:font-name="Calibri" style:font-name-asian="ＭＳ Ｐゴシック" style:font-name-complex="Times New Roman" style:font-size-asian="24.0pt"/>
    </style:style>
    <style:style style:display-name="Heading 4 Char" style:family="text" style:name="Heading_20_4_20_Char" style:parent-style-name="default_character_style">
      <style:text-properties fo:color="#5590cc" fo:country="US" fo:font-size="14.0pt" fo:font-style="italic" fo:language="en" style:font-name="Calibri" style:font-name-asian="ＭＳ Ｐゴシック" style:font-name-complex="Times New Roman" style:font-size-asian="14.0pt" style:font-style-asian="italic" style:font-style-complex="italic" style:font-weight-complex="bold"/>
    </style:style>
    <style:style style:family="text" style:name="WW8Num28z1" style:parent-style-name="default_character_style">
      <style:text-properties style:font-name="Courier New" style:font-name-complex="Courier New"/>
    </style:style>
    <style:style style:display-name="Comment Text Char" style:family="text" style:name="Comment_20_Text_20_Char" style:parent-style-name="default_character_style">
      <style:text-properties fo:color="#000000" fo:font-size="12.0pt" style:font-size-asian="12.0pt"/>
    </style:style>
    <style:style style:family="text" style:name="WW8Num28z0" style:parent-style-name="default_character_style">
      <style:text-properties style:font-name="Symbol" style:font-name-complex="Symbol"/>
    </style:style>
    <style:style style:family="text" style:name="WW8Num20z2" style:parent-style-name="default_character_style">
      <style:text-properties style:font-name="Wingdings" style:font-name-complex="Wingdings"/>
    </style:style>
    <style:style style:family="text" style:name="WW8Num17ztrue" style:parent-style-name="default_character_style"/>
    <style:style style:family="text" style:name="WW8Num20z1" style:parent-style-name="default_character_style">
      <style:text-properties style:font-name="Courier New" style:font-name-complex="Courier New"/>
    </style:style>
    <style:style style:family="text" style:name="WW8Num8zfalse" style:parent-style-name="default_character_style"/>
    <style:style style:family="text" style:name="WW8Num20z0" style:parent-style-name="default_character_style">
      <style:text-properties style:font-name="Symbol" style:font-name-complex="Symbol"/>
    </style:style>
    <style:style style:display-name="Heading 8 Char" style:family="text" style:name="Heading_20_8_20_Char" style:parent-style-name="default_character_style">
      <style:text-properties fo:color="#404040" fo:country="US" fo:language="en" style:font-name="Calibri" style:font-name-asian="ＭＳ Ｐゴシック" style:font-name-complex="Times New Roman"/>
    </style:style>
    <style:style style:family="text" style:name="WW8Num29zfalse" style:parent-style-name="default_character_style">
      <style:text-properties style:font-name="Calibri" style:font-name-complex="Calibri" style:font-size-asian="9.0pt"/>
    </style:style>
    <style:style style:family="text" style:name="WW8Num19ztrue" style:parent-style-name="default_character_style"/>
    <style:style style:family="text" style:name="WW8Num3ztrue" style:parent-style-name="default_character_style"/>
    <style:style style:family="text" style:name="Zitat1" style:parent-style-name="default_character_style">
      <style:text-properties fo:font-style="italic" style:font-style-asian="italic" style:font-style-complex="italic"/>
    </style:style>
    <style:style style:display-name="Comment Reference" style:family="text" style:name="Comment_20_Reference" style:parent-style-name="default_character_style">
      <style:text-properties fo:font-size="9.0pt" style:font-size-asian="9.0pt"/>
    </style:style>
    <style:style style:family="text" style:name="WW8Num21ztrue" style:parent-style-name="default_character_style"/>
    <style:style style:display-name="Header Char" style:family="text" style:name="Header_20_Char" style:parent-style-name="default_character_style">
      <style:text-properties fo:color="#05e0db" fo:font-size="12.0pt" style:font-size-asian="12.0pt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12.0pt" style:font-name="Courier New" style:font-name-complex="Courier New" style:font-size-asian="12.0pt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6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9z0" style:parent-style-name="default_character_style">
      <style:text-properties style:font-name="Symbol" style:font-name-complex="Symbol"/>
    </style:style>
    <style:style style:display-name="Subtitle Char" style:family="text" style:name="Subtitle_20_Char" style:parent-style-name="default_character_style">
      <style:text-properties fo:color="#595959" fo:font-size="14.0pt" style:font-size-asian="14.0pt" style:font-style-complex="italic"/>
    </style:style>
    <style:style style:family="text" style:name="WW8Num29ztrue" style:parent-style-name="default_character_style"/>
    <style:style style:display-name="Heading 3 Char" style:family="text" style:name="Heading_20_3_20_Char" style:parent-style-name="default_character_style">
      <style:text-properties fo:color="#5590cc" fo:font-size="14.0pt" style:font-size-asian="14.0pt" style:font-weight-complex="bold"/>
    </style:style>
    <style:style style:family="text" style:name="WW8Num21zfalse" style:parent-style-name="default_character_style"/>
    <style:style style:display-name="Document Map Char" style:family="text" style:name="Document_20_Map_20_Char" style:parent-style-name="default_character_style">
      <style:text-properties fo:color="#000000" fo:country="US" fo:font-size="12.0pt" fo:language="en" style:font-name="Lucida Grande" style:font-name-complex="Lucida Grande" style:font-size-asian="12.0pt"/>
    </style:style>
    <style:style style:display-name="Heading 7 Char" style:family="text" style:name="Heading_20_7_20_Char" style:parent-style-name="default_character_style">
      <style:text-properties fo:color="#404040" fo:country="US" fo:font-size="14.0pt" fo:font-style="italic" fo:language="en" style:font-name="Calibri" style:font-name-asian="ＭＳ Ｐゴシック" style:font-name-complex="Times New Roman" style:font-size-asian="14.0pt" style:font-style-asian="italic" style:font-style-complex="italic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z0" style:parent-style-name="default_character_style">
      <style:text-properties fo:color="#5590cc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text" style:name="a182eb9">
      <style:text-properties fo:font-size="10.0pt" style:font-size-asian="10.0pt"/>
    </style:style>
    <style:style style:family="text" style:name="a1fcd59">
      <style:text-properties fo:font-size="10.0pt" style:font-name-asian="Calibri" style:font-name-complex="Calibri" style:font-size-asian="10.0pt"/>
    </style:style>
    <style:style style:family="paragraph" style:name="a2c9255" style:parent-style-name="Contact_20_Details">
      <style:paragraph-properties fo:margin-left="0.0mm" fo:margin-right="0.0mm" fo:text-indent="0.0mm"/>
      <style:text-properties/>
    </style:style>
    <style:style style:family="table-cell" style:name="ab4651c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9b821a" style:parent-style-name="Contact_20_Details">
      <style:text-properties fo:font-size="10.0pt" style:font-size-asian="10.0pt"/>
    </style:style>
    <style:style style:family="table-cell" style:name="a196a16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2d01ab" style:parent-style-name="Contact_20_Details">
      <style:text-properties fo:font-size="10.0pt" style:font-size-asian="10.0pt"/>
    </style:style>
    <style:style style:family="table-cell" style:name="ae253d5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c0e9b1" style:parent-style-name="Contact_20_Details">
      <style:text-properties fo:font-size="10.0pt" style:font-size-asian="10.0pt"/>
    </style:style>
    <style:style style:family="table-cell" style:name="a57dbf7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table-row" style:name="a0069dc">
      <style:table-row-properties style:row-height="7.09mm"/>
    </style:style>
    <style:style style:family="table-cell" style:name="abd7cf1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cell" style:name="af265ef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cell" style:name="ac566ef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cell" style:name="a8d02a7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row" style:name="a498c7b">
      <style:table-row-properties style:row-height="5.52mm"/>
    </style:style>
    <style:style style:family="table-column" style:name="a1e0448">
      <style:table-column-properties style:rel-column-width="24*"/>
    </style:style>
    <style:style style:family="table-column" style:name="a332414">
      <style:table-column-properties style:rel-column-width="21*"/>
    </style:style>
    <style:style style:family="table-column" style:name="a949a12">
      <style:table-column-properties style:rel-column-width="34*"/>
    </style:style>
    <style:style style:family="table" style:name="a8382ee">
      <style:table-properties fo:margin-left="-2.03mm" style:width="18.916cm" table:align="left"/>
    </style:style>
    <style:style style:family="paragraph" style:name="ad71709" style:parent-style-name="Standard">
      <style:paragraph-properties fo:margin-bottom="0.0mm" fo:margin-top="0.0mm"/>
    </style:style>
    <style:style style:family="paragraph" style:name="a1cc873" style:parent-style-name="Standard">
      <style:paragraph-properties fo:margin-bottom="0.71mm" fo:margin-top="1.06mm">
        <style:tab-stops>
          <style:tab-stop style:position="1.27cm"/>
          <style:tab-stop style:position="2.54cm"/>
          <style:tab-stop style:position="3.224cm"/>
        </style:tab-stops>
      </style:paragraph-properties>
    </style:style>
    <style:style style:family="table-cell" style:name="a8729aa">
      <style:table-cell-properties fo:background-color="#b0c0c9" fo:border-bottom="none" fo:border-left="none" fo:border-right="none" fo:border-top="none" fo:padding-bottom="0.0mm" fo:padding-left="0.0mm" fo:padding-right="0.0mm" fo:padding-top="0.0mm" style:vertical-align="top"/>
    </style:style>
    <style:style style:family="graphic" style:name="a6db13f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run-through="background" style:vertical-pos="from-top" style:vertical-rel="line" style:wrap="run-through" style:wrap-contour="false"/>
    </style:style>
    <style:style style:family="graphic" style:name="afca18a" style:parent-style-name="Graphics">
      <style:graphic-properties fo:border-bottom="none" fo:border-left="none" fo:border-right="none" fo:border-top="none" fo:margin-left="0.0mm" fo:margin-right="0.0mm" fo:padding-bottom="1.29mm" fo:padding-left="2.56mm" fo:padding-right="2.56mm" fo:padding-top="1.29mm" style:vertical-pos="top"/>
    </style:style>
    <style:style style:family="paragraph" style:name="ac553c1" style:parent-style-name="Standard">
      <style:paragraph-properties fo:line-height="100%" fo:margin-bottom="0.53mm" fo:margin-top="0.0mm"/>
      <style:text-properties fo:country="US" fo:language="en"/>
    </style:style>
    <style:style style:family="table-cell" style:name="a12fb11">
      <style:table-cell-properties fo:border-bottom="none" fo:border-left="none" fo:border-right="none" fo:border-top="none" fo:padding-bottom="0.0mm" fo:padding-left="0.0mm" fo:padding-right="0.0mm" fo:padding-top="0.0mm" style:vertical-align="top"/>
    </style:style>
    <style:style style:family="table-column" style:name="a60bfad">
      <style:table-column-properties style:rel-column-width="100*"/>
    </style:style>
    <style:style style:family="table" style:name="a55fe9d">
      <style:table-properties style:width="19.05cm" table:align="left"/>
    </style:style>
    <style:style style:family="paragraph" style:name="a58bcdc" style:parent-style-name="Contact_20_Details">
      <style:paragraph-properties fo:text-align="right"/>
      <style:text-properties fo:country="US" fo:language="en"/>
    </style:style>
    <style:style style:family="table-cell" style:name="a7f01e5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58756b" style:parent-style-name="Contact_20_Details">
      <style:paragraph-properties fo:margin-left="25.4mm" fo:margin-right="6.35mm" fo:text-indent="0.0mm"/>
      <style:text-properties fo:color="#262626" fo:font-size="10.0pt" style:font-size-asian="10.0pt"/>
    </style:style>
    <style:style style:family="table-cell" style:name="a54075e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table-column" style:name="a69f212">
      <style:table-column-properties style:rel-column-width="24*"/>
    </style:style>
    <style:style style:family="table-column" style:name="a4550ef">
      <style:table-column-properties style:rel-column-width="76*"/>
    </style:style>
    <style:style style:family="table" style:name="a6a3713">
      <style:table-properties fo:margin-left="-2.03mm" style:width="19.456cm" table:align="left"/>
    </style:style>
    <style:style style:family="graphic" style:name="a7a404a" style:parent-style-name="Frame">
      <style:graphic-properties fo:background-color="#ffffff" style:horizontal-pos="right" style:horizontal-rel="page-start-margin" style:vertical-pos="from-top" style:vertical-rel="paragraph" svg:y="0.02mm"/>
    </style:style>
    <style:style style:family="paragraph" style:name="aa7c342" style:parent-style-name="Footer">
      <style:text-properties fo:font-size="1.0pt"/>
    </style:style>
    <style:style style:family="paragraph" style:name="ae4d0a3" style:parent-style-name="Standard">
      <style:paragraph-properties fo:margin-left="0.0mm" fo:margin-right="0.0mm" fo:text-indent="0.0mm"/>
    </style:style>
    <style:style style:family="paragraph" style:name="a6271ef" style:parent-style-name="No_20_Spacing">
      <style:text-properties fo:font-size="4.0pt" style:font-size-asian="4.0pt"/>
    </style:style>
    <style:style style:family="table-cell" style:name="ae0d2aa">
      <style:table-cell-properties fo:background-color="#b0c0c9" fo:border-bottom="none" fo:border-left="none" fo:border-right="none" fo:border-top="none" fo:padding-bottom="0.0mm" fo:padding-left="0.0mm" fo:padding-right="0.0mm" fo:padding-top="0.0mm" style:vertical-align="top"/>
    </style:style>
    <style:style style:family="table-row" style:name="afe8bca">
      <style:table-row-properties style:row-height="1.27mm"/>
    </style:style>
    <style:style style:family="paragraph" style:name="a7a9cf6" style:parent-style-name="Organization">
      <style:paragraph-properties fo:margin-left="0.0mm" fo:margin-right="0.0mm" fo:text-align="center" fo:text-indent="0.0mm"/>
    </style:style>
    <style:style style:family="graphic" style:name="aad6a08" style:parent-style-name="Frame">
      <style:graphic-properties fo:background-color="#5590cc" fo:border-bottom="none" fo:border-left="none" fo:border-right="none" fo:border-top="none" fo:margin-left="3.19mm" fo:margin-right="3.19mm" fo:padding-bottom="1.29mm" fo:padding-left="2.56mm" fo:padding-right="2.56mm" fo:padding-top="1.29mm" style:horizontal-pos="from-left" style:horizontal-rel="page-start-margin" style:run-through="background" style:vertical-pos="from-top" style:vertical-rel="line" style:wrap="run-through" style:wrap-contour="false" svg:x="-25.36mm"/>
    </style:style>
    <style:style style:family="paragraph" style:name="ac5584e" style:parent-style-name="Standard">
      <style:paragraph-properties fo:line-height="100%" fo:margin-bottom="0.0mm" fo:margin-top="0.0mm"/>
      <style:text-properties fo:country="US" fo:language="en"/>
    </style:style>
    <style:style style:family="table-cell" style:name="a8fb246">
      <style:table-cell-properties fo:border-bottom="none" fo:border-left="none" fo:border-right="none" fo:border-top="none" fo:padding-bottom="0.0mm" fo:padding-left="0.0mm" fo:padding-right="0.0mm" fo:padding-top="0.0mm" style:vertical-align="top"/>
    </style:style>
    <style:style style:family="table-column" style:name="a64b07b">
      <style:table-column-properties style:rel-column-width="100*"/>
    </style:style>
    <style:style style:family="table" style:name="a2f2114">
      <style:table-properties style:width="19.05cm" table:align="left"/>
    </style:style>
  </office:automatic-styles>
  <office:master-styles>
    <style:master-page style:name="Standard">
      <style:header>
        <table:table table:style-name="a2f2114">
          <table:table-column table:style-name="a64b07b"/>
          <table:table-row>
            <table:table-cell table:style-name="a8fb246">
              <text:p text:style-name="ac5584e"><draw:frame draw:style-name="aad6a08" draw:z-index="4" svg:height="22.86mm" svg:width="190.5mm" svg:x="-25.36mm" text:anchor-type="as-char"><draw:text-box><text:p text:style-name="a7a9cf6">SOW</text:p></draw:text-box></draw:frame></text:p>
            </table:table-cell>
          </table:table-row>
          <table:table-row table:style-name="afe8bca">
            <table:table-cell table:style-name="ae0d2aa">
              <text:p text:style-name="a6271ef"/>
            </table:table-cell>
          </table:table-row>
        </table:table>
        <text:p text:style-name="ae4d0a3"/>
        <text:p text:style-name="Standard"/>
      </style:header>
      <style:footer>
        <text:p text:style-name="aa7c342"><draw:frame draw:style-name="a7a404a" draw:z-index="1" svg:y="0.02mm" text:anchor-type="as-char"><draw:text-box><text:p text:style-name="Footer"><text:page-number>2</text:page-number></text:p></draw:text-box></draw:frame></text:p>
        <table:table table:style-name="a6a3713">
          <table:table-column table:style-name="a4550ef"/>
          <table:table-column table:style-name="a69f212"/>
          <table:table-row>
            <table:table-cell table:style-name="a54075e">
              <text:p text:style-name="a58756b"/>
            </table:table-cell>
            <table:table-cell table:style-name="a7f01e5">
              <text:p text:style-name="a58bcdc">2</text:p>
            </table:table-cell>
          </table:table-row>
        </table:table>
        <text:p text:style-name="Footer"/>
        <text:p text:style-name="Standard"/>
      </style:footer>
    </style:master-page>
    <style:master-page style:name="First_20_Page">
      <style:header>
        <table:table table:style-name="a55fe9d">
          <table:table-column table:style-name="a60bfad"/>
          <table:table-row>
            <table:table-cell table:style-name="a12fb11">
              <text:p text:style-name="ac553c1"><draw:frame draw:style-name="afca18a" draw:z-index="2" svg:height="36.95mm" svg:width="118.52mm" text:anchor-type="as-char"><draw:image xlink:actuate="onLoad" xlink:href="Pictures/100002010000015000000069DF61E300.png" xlink:show="embed" xlink:type="simple"/><draw:text-box/></draw:frame><draw:frame draw:style-name="a6db13f" draw:z-index="3" svg:height="8.56mm" svg:width="8.56mm" text:anchor-type="as-char"><draw:text-box><text:p/></draw:text-box></draw:frame></text:p>
            </table:table-cell>
          </table:table-row>
          <table:table-row>
            <table:table-cell table:style-name="a8729aa">
              <text:p text:style-name="a1cc873"/>
            </table:table-cell>
          </table:table-row>
        </table:table>
        <text:p text:style-name="ad71709"/>
      </style:header>
      <style:footer>
        <table:table table:style-name="a8382ee">
          <table:table-column table:style-name="a949a12"/>
          <table:table-column table:number-columns-repeated="2" table:style-name="a332414"/>
          <table:table-column table:style-name="a1e0448"/>
          <table:table-row table:style-name="a498c7b">
            <table:table-cell table:style-name="a8d02a7">
              <text:p text:style-name="Footer"/>
            </table:table-cell>
            <table:table-cell table:style-name="ac566ef">
              <text:p text:style-name="Footer">Version</text:p>
            </table:table-cell>
            <table:table-cell table:style-name="af265ef">
              <text:p text:style-name="Footer">Author</text:p>
            </table:table-cell>
            <table:table-cell table:style-name="abd7cf1">
              <text:p text:style-name="Footer">Date</text:p>
            </table:table-cell>
          </table:table-row>
          <table:table-row table:style-name="a0069dc">
            <table:table-cell table:style-name="a57dbf7">
              <text:p text:style-name="ac0e9b1"><text:line-break/></text:p>
            </table:table-cell>
            <table:table-cell table:style-name="ae253d5">
              <text:p text:style-name="a2d01ab">1.1</text:p>
            </table:table-cell>
            <table:table-cell table:style-name="a196a16">
              <text:p text:style-name="a9b821a">QA</text:p>
            </table:table-cell>
            <table:table-cell table:style-name="ab4651c">
              <text:p text:style-name="a2c9255"><text:span text:style-name="a1fcd59"><text:s/><text:s text:c="17"/></text:span><text:span text:style-name="a182eb9"><text:date style:data-style-name="N1" text:date-value="2014-04-25T10:59:32.19">25 April 2014</text:date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4</dc:date>
    <meta:editing-cycles>2</meta:editing-cycles>
    <meta:editing-duration>PT0.049S</meta:editing-duration>
  </office:meta>
</office:document-meta>
</file>